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loext:graphic-properties draw:fill="solid" draw:fill-color="#eeeeee" draw:opacity="100%"/>
      <style:paragraph-properties fo:background-color="#eeeeee"/>
      <style:text-properties fo:language="ru" fo:country="RU"/>
    </style:style>
    <style:style style:name="P9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background-color="#eeeeee"/>
    </style:style>
    <style:style style:name="P92" style:family="paragraph" style:parent-style-name="First_20_line_20_indent">
      <loext:graphic-properties draw:fill="solid" draw:fill-color="#eeeeee" draw:opacity="100%"/>
      <style:paragraph-properties fo:background-color="#eeeeee"/>
      <style:text-properties fo:language="ru" fo:country="RU"/>
    </style:style>
    <style:style style:name="P9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4" style:family="paragraph" style:parent-style-name="Text_20_body">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style:text-properties fo:color="#800000"/>
    </style:style>
    <style:style style:name="P9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7" style:family="paragraph" style:parent-style-name="Text_20_body">
      <style:paragraph-properties fo:margin-left="0in" fo:margin-right="0in" fo:text-align="center" style:justify-single-word="false" fo:text-indent="0in" style:auto-text-indent="false"/>
    </style:style>
    <style:style style:name="P9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style:use-window-font-color="true"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0" style:family="paragraph" style:parent-style-name="Heading_20_1">
      <loext:graphic-properties draw:fill="solid" draw:fill-color="#eeeeee" draw:opacity="100%"/>
      <style:paragraph-properties fo:background-color="#eeeeee"/>
    </style:style>
    <style:style style:name="P131" style:family="paragraph" style:parent-style-name="Heading_20_1">
      <style:paragraph-properties fo:margin-left="0in" fo:margin-right="0in" fo:text-align="center" style:justify-single-word="false" fo:text-indent="0.1965in" style:auto-text-indent="false"/>
    </style:style>
    <style:style style:name="P132" style:family="paragraph" style:parent-style-name="Heading_20_2">
      <style:text-properties fo:language="en" fo:country="US"/>
    </style:style>
    <style:style style:name="P133" style:family="paragraph" style:parent-style-name="Heading_20_2">
      <style:text-properties fo:language="ru" fo:country="RU"/>
    </style:style>
    <style:style style:name="P134" style:family="paragraph" style:parent-style-name="Heading_20_2">
      <loext:graphic-properties draw:fill="solid" draw:fill-color="#eeeeee" draw:opacity="100%"/>
      <style:paragraph-properties fo:background-color="#eeeeee"/>
      <style:text-properties fo:language="ru" fo:country="RU"/>
    </style:style>
    <style:style style:name="P135"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fbafa"/>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e1274"/>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loext:char-shading-value="0" style:font-style-asian="normal" style:font-style-complex="normal"/>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loext:char-shading-value="0"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loext:char-shading-value="0" style:font-style-asian="normal" style:font-style-complex="normal"/>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style:style style:name="T52" style:family="text">
      <style:text-properties fo:font-weight="normal" officeooo:rsid="00237b85" style:font-weight-asian="normal" style:font-weight-complex="normal"/>
    </style:style>
    <style:style style:name="T53" style:family="text">
      <style:text-properties officeooo:rsid="001e1274"/>
    </style:style>
    <style:style style:name="T54" style:family="text">
      <style:text-properties officeooo:rsid="00211e47"/>
    </style:style>
    <style:style style:name="T55" style:family="text">
      <style:text-properties officeooo:rsid="002376d5"/>
    </style:style>
    <style:style style:name="T56" style:family="text">
      <style:text-properties officeooo:rsid="002509f7"/>
    </style:style>
    <style:style style:name="T57" style:family="text">
      <style:text-properties officeooo:rsid="002625bc"/>
    </style:style>
    <style:style style:name="T58" style:family="text">
      <style:text-properties style:text-underline-style="none"/>
    </style:style>
    <style:style style:name="T59" style:family="text">
      <style:text-properties style:text-underline-style="none" officeooo:rsid="002625bc"/>
    </style:style>
    <style:style style:name="T60" style:family="text">
      <style:text-properties style:text-underline-style="none" officeooo:rsid="002bd3ca"/>
    </style:style>
    <style:style style:name="T61" style:family="text">
      <style:text-properties style:text-underline-style="none" officeooo:rsid="002c2d13"/>
    </style:style>
    <style:style style:name="T62" style:family="text">
      <style:text-properties officeooo:rsid="0029280e"/>
    </style:style>
    <style:style style:name="T63" style:family="text">
      <style:text-properties officeooo:rsid="002aacf1"/>
    </style:style>
    <style:style style:name="T64" style:family="text">
      <style:text-properties officeooo:rsid="002b0f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85878917535163274"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427898567031993457" text:style-name="L2">
        <text:list-item>
          <text:p text:style-name="P121">«Великие грифоны прошлого» - из канона (5<text:span text:style-name="T7">s8e)</text:span></text:p>
        </text:list-item>
        <text:list-item>
          <text:p text:style-name="P121">«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40">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49">Тайны Тайных Наук</text:span>» - обмен</text:p>
        </text:list-item>
        <text:list-item>
          <text:p text:style-name="P122">«Основы Заклятий» - обмен</text:p>
        </text:list-item>
        <text:list-item>
          <text:p text:style-name="P121">«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817168566149604575"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У Селестии были такие элементы гармонии: Магия, Доброта, Смех. У Луны — Верность, Честность, Щедрость. (ксенофази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 (Обмен).</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4">Единорог. Холост, молод, мечтателен. Живёт в Кантерлоте. В свободное время рисует облака.</text:p>
      <text:h text:style-name="Heading_20_3" text:outline-level="3">Алекс</text:h>
      <text:p text:style-name="P94">Менеджер проектов, над одним из которых (Нексус) работает Макс.</text:p>
      <text:h text:style-name="Heading_20_3" text:outline-level="3">Ростик</text:h>
      <text:p text:style-name="P94">Лидер команды тестировщиков</text:p>
      <text:h text:style-name="Heading_20_3" text:outline-level="3">Стас</text:h>
      <text:p text:style-name="P94">Программист-новичок в команде Макса.</text:p>
      <text:h text:style-name="Heading_20_3" text:outline-level="3"><text:soft-page-break/>Рома</text:h>
      <text:p text:style-name="P94">Программист в команде UI-программистов</text:p>
      <text:h text:style-name="Heading_20_3" text:outline-level="3">Анджела</text:h>
      <text:p text:style-name="P94">Сисадмин. Флиртует с Максом.</text:p>
      <text:p text:style-name="P94"/>
      <text:h text:style-name="Heading_20_2" text:outline-level="2">Положения</text:h>
      <text:p text:style-name="P9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2" text:outline-level="2">1. Терра</text:h>
      <text:p text:style-name="P27">музыка - кондовая электронная, холодная и отчаянная (Electronics “Disappointed”)</text:p>
      <text:p text:style-name="P9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4"><text:span text:style-name="T7">&gt;\</text:span>Привет, Нексус. Это Макс.</text:p>
      <text:p text:style-name="P64"><text:span text:style-name="T7">&lt;\</text:span>Привет Макс. <text:span text:style-name="T1">Рад тебя видеть. Где ты отсутствовал три дня?</text:span></text:p>
      <text:p text:style-name="P64"><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4"><text:span text:style-name="T7">&gt;\</text:span>Как называется наш проект?</text:p>
      <text:p text:style-name="P64"><text:span text:style-name="T7">&lt;\</text:span>Дайсон.</text:p>
      <text:p text:style-name="P64"><text:span text:style-name="T7">&gt;\</text:span>Сколько тебе лет?</text:p>
      <text:p text:style-name="P64"><text:soft-page-break/><text:span text:style-name="T7">&lt;\</text:span>Два года с начала запуска кластера.</text:p>
      <text:p text:style-name="P64"><text:span text:style-name="T7">&gt;\</text:span>Какой сейчас год?</text:p>
      <text:p text:style-name="P64"><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4"><text:span text:style-name="T7">&gt;\</text:span>Нексус, отключи память <text:span text:style-name="T1">заданий</text:span> за последнюю неделю.</text:p>
      <text:p text:style-name="P64"><text:span text:style-name="T7">&lt;\</text:span>Выполнено.</text:p>
      <text:p text:style-name="P64"><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7">&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7">&lt;\</text:span><text:span text:style-name="T1">Выполняю задачу</text:span>...</text:p>
      <text:p text:style-name="P65"><text:span text:style-name="T7">&lt;\</text:span>...</text:p>
      <text:p text:style-name="P65"><text:span text:style-name="T7">&lt;\</text:span>Решение:</text:p>
      <text:p text:style-name="P65"><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4"><text:span text:style-name="T7">&gt;</text:span>\Нексус, почему ты используешь жёсткие настройки <text:span text:style-name="T1">для решения задачи</text:span>?</text:p>
      <text:p text:style-name="P64"><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4"><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1">Ага, уже теплее.</text:p>
      <text:p text:style-name="P41"/>
      <text:p text:style-name="P64"><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1">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7">***</text:p>
      <text:p text:style-name="P9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7">Музыка быстрая, тревожная, надорваная и печальная (Pet Shop Boys “So Hard” ?)</text:p>
      <text:p text:style-name="P29"/>
      <text:p text:style-name="P9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86625997877153920"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учитель!</text:span></text:p><text:p text:style-name="P108">–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6"><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19">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oft-page-break/><text:span text:style-name="T1">– Занавес. </text:span>– <text:s/><text:span text:style-name="T1">подытожил я.</text:span></text:p>
      <text:p text:style-name="P45"/>
      <text:h text:style-name="P133"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32" text:outline-level="2">6. Стыд</text:h>
      <text:p text:style-name="P51"/>
      <text:p text:style-name="P57">~~~ Завтра на семь в библиотеке ~~~</text:p>
      <text:p text:style-name="P57"/>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5">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3">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69">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5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0">Мне печалиться не стоит</text:p><text:p text:style-name="P110">Жизнь прекрасна и ярка</text:p><text:p text:style-name="P110">Телом молода, душою —</text:p><text:p text:style-name="P110">Как дракон морской мудра</text:p><text:p text:style-name="P110"/><text:p text:style-name="P110">Я видала взлёт империй,</text:p><text:p text:style-name="P110">Я жила среди легенд,</text:p><text:p text:style-name="P110">Древней магии мистерий</text:p><text:p text:style-name="P110">Я прилежнейший студент</text:p><text:p text:style-name="P110"/><text:p text:style-name="P110">Обожаема народом,</text:p><text:p text:style-name="P110">Уважаема врагом,</text:p><text:p text:style-name="P110">Но друзей моих немного,</text:p><text:p text:style-name="P110">Но жжёт душу холодом</text:p><text:p text:style-name="P110"/><text:p text:style-name="P110">Одинока и печальна,</text:p><text:p text:style-name="P110">Недоступна и строга,</text:p><text:p text:style-name="P110">Потеряла изначальный</text:p><text:p text:style-name="P110">Смысл жизни навсегда</text:p><text:p text:style-name="P110"/><text:p text:style-name="P110">Жизнь моя теперь публична,</text:p><text:p text:style-name="P110">Жизнь моя теперь для всех,</text:p><text:p text:style-name="P110">В этом — горе, в этом — счастье,</text:p><text:p text:style-name="P11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8">А из Пинто Крика уже месяц нет новостей...</text:span></text:p>
      <text:p text:style-name="P5"><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38">– </text:span>“<text:span text:style-name="T1">Что я могу сделать, чтобы вернуть всё назад?</text:span>”</text:p>
      <text:p text:style-name="P14"><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8">– </text:span><text:span text:style-name="T31">Что бы это значило, Флер?</text:span></text:p>
      <text:p text:style-name="P14"><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3">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text:span text:style-name="T8">&lt;</text:span><text:span text:style-name="T25">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6">&lt;</text:span><text:span text:style-name="T48">Mark Knopfler - </text:span><text:span text:style-name="T47">Hill Farmer's Blues</text:span><text:span text:style-name="T36">&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text:soft-page-break/>– А почему только тебя? А меня? А дядю-горгулия?</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text:soft-page-break/>– Куча?</text:p>
      <text:p text:style-name="P45">–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5"/>
      <text:p text:style-name="P98"><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е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1">—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7">–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57"><text:soft-page-break/></text:p>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9">***</text:p>
      <text:p text:style-name="P68">&lt;Seal — Amazing <text:span text:style-name="T1">(T</text:span><text:span text:style-name="T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0">—</text:span><text:span text:style-name="T11"> </text:span><text:span text:style-name="T5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0">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text:soft-page-break/>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text:soft-page-break/>–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6">вы</text:span><text:span text:style-name="T1">плюнул в окно. В ответ мне </text:span><text:span text:style-name="T6">с попутным ветерком прилетела из сада бумажка и прилипла к </text:span><text:span text:style-name="T1">фейсу. Я снял её с лица, </text:span><text:span text:style-name="T6">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54">глубине сада в </text:span>приземистой кирпичной будке с массивными воротами. И вот из <text:span text:style-name="T54">этой-</text:span>то <text:span text:style-name="T54">будки</text:span>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text:soft-page-break/>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7">— то ли я был глух к магии, то ли она ко мне, но с заклинаниями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text:span><text:soft-page-break/><text:span text:style-name="T7">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1">— </text:span><text:span text:style-name="T51">именно в такой последовательности.</text:span></text:p>
      <text:p text:style-name="P51">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1">— </text:span><text:span text:style-name="T51">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text:span text:style-name="T55">т</text:span>ы и так уже знаком <text:span text:style-name="T55">со мной</text:span>, глупенький человек, я не прочь познакомиться ещё раз!</text:p>
      <text:p text:style-name="P51">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Пинки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а Пинки, покачиваясь. <text:span text:style-name="T7">– </text:span>Как будто ты <text:span text:style-name="T51">подкову </text:span>в пироге обнаружил. Или Селестию в ванной.</text:p>
      <text:p text:style-name="P51">Её сравнение пробудило во мне полузабытое воспоминание.</text:p>
      <text:p text:style-name="P51"><text:span text:style-name="T7">– </text:span>Эммм... Скажи-ка мне, мой друг П-п-пинки... Легенда про фаэри <text:span text:style-name="T11">— </text:span><text:span text:style-name="T51">эт правда?</text:span></text:p>
      <text:p text:style-name="P51"><text:span text:style-name="T11">– </text:span><text:span text:style-name="T51">Какая из? Их много, вообще-то. Ик!</text:span></text:p>
      <text:p text:style-name="P51"><text:span text:style-name="T11">– </text:span><text:span text:style-name="T51">Про принцесс. Про то, что они были фаэри и спустились с неба во плоти, чтоб помогать пони управлять Эквестрией?</text:span></text:p>
      <text:p text:style-name="P51"><text:span text:style-name="T11">– </text:span><text:span text:style-name="T51">Макс, </text:span><text:span text:style-name="T11">– </text:span><text:span text:style-name="T51">захихикала Пинки, взъерошив копытами розовые кудряшки и попытавшись соорудить из них бороду, </text:span><text:span text:style-name="T11">–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2">Ик!</text:span><text:span text:style-name="T51">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1"><text:span text:style-name="T11">–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51"><text:soft-page-break/><text:span text:style-name="T11">– </text:span><text:span text:style-name="T51">Ты что-о-о! Нельзя любить фаэри! Она похитит твоё сердце, и ты будешь искать её, пока не... </text:span><text:span text:style-name="T11">– </text:span><text:span text:style-name="T51">Пинки погрузилась в так и не съеденный салат «по-Кантерлотски» и захрапела.</text:span></text:p>
      <text:p text:style-name="P51"><text:span text:style-name="T11">– </text:span><text:span text:style-name="T51">Пока не умру?</text:span></text:p>
      <text:p text:style-name="P51"><text:span text:style-name="T11">– </text:span><text:span text:style-name="T51">Нет, глупенький, </text:span><text:span text:style-name="T11">– </text:span><text:span text:style-name="T51">пробулькала Пинки из миски. </text:span><text:span text:style-name="T11">– </text:span><text:span text:style-name="T5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56">салфетку</text:span>, прилетевшую ко мне утром из сада, достал её и вытер Пинки мордочку. Присев рядом, я скомкал <text:span text:style-name="T56">бумажку снова</text:span> и кинул е<text:span text:style-name="T56">ё</text:span>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56">И</text:span>ЕРВЕРКОВ». Голова пони обозначалась стрелочкой, как «СКУТАЛУ И ДР. АСОБ. ЧАСТИЦЫ». В низу листочка была приписка: «<text:span text:style-name="T56">з</text:span>апуск ускарителя <text:span text:style-name="T56">ровна</text:span>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oft-page-break/><text:span text:style-name="T7">– </text:span>Стооой! <text:span text:style-name="T7">– </text:span>заорал я. <text:span text:style-name="T7">– </text:span>Выпрыгивай из бочки!!!</text:p>
      <text:p text:style-name="P55">Кобылка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они деваются?</text:p>
      <text:p text:style-name="P55"><text:span text:style-name="T7">– М</text:span>ожет, он их ест? Вот и Скуталу куда-то пропала...</text:p>
      <text:p text:style-name="P55">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5"/>
      <text:p text:style-name="P56">***<text:line-break/></text:p>
      <text:p text:style-name="P5">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text:soft-page-break/>утечку эгрегора. Вот т<text:span text:style-name="T53">у</text:span> цепочку пони, уходящую в <text:span text:style-name="T53">чёрный</text:span> экран. Разгадка экрана <text:span text:style-name="T7">— </text:span>ключ к разгадке тайны исчезновения пони.</text:p>
      <text:p text:style-name="P60"><text:span text:style-name="T12">C</text:span>он, <text:span text:style-name="T53">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53">Если бы это был обычный сон, от него можно было бы просто отмахнуться, как от ещё одного баловства моей сестры. Но, к моему горю, это не так.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64">у нас </text:span>не случится!</text:p>
      <text:p text:style-name="P86"><text:span text:style-name="T53">Этот сон </text:span>не так легко читается, <text:span text:style-name="T53">как сон Рэрити</text:span>, но всё же в нём просматриваются <text:span text:style-name="T57">очертания другой проблемы</text:span>. <text:span text:style-name="T57">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61"><text:span text:style-name="T58">Флаттершай, скорее всего, видела уже знакомый жеребятам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59">Проблема здесь ясна и уже описана моей сестрой: </text:span><text:span text:style-name="T60">наша </text:span><text:span text:style-name="T59">реальность истончается и сквозь дыры к нам начинают просачиваться другие миры. </text:span><text:span text:style-name="T61">Причину истончения нам предстоит определить.</text:span></text:p>
      <text:p text:style-name="P62"><text:span text:style-name="T62">Думаю </text:span>обра<text:span text:style-name="T62">титься</text:span> <text:span text:style-name="T62">за помощью </text:span>к Луне. Она н<text:span text:style-name="T62">а</text:span>много лучше меня ориентируется в этой теме. <text:span text:style-name="T63">Мы ещё поговорим об этом все вместе при встрече. Как же мне хочется поскорее увидеть всех вас за чаем с вкуснейшим тортиком от Пинки! Даю слово Селестии, сильнее моих обнимашек будет только моё желание остаться с вами подольше.</text:span></text:p>
      <text:p text:style-name="P62">Со своей стороны, к сожалению, не могу тебя обрадовать.</text:p>
      <text:p text:style-name="P60"/>
      <text:p text:style-name="P39">Потому что всё остальное не радует. Эквестрия быстро деградирует<text:span text:style-name="T7">.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3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50">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7"/>
      <text:p text:style-name="P57">.<text:span text:style-name="T19">..Макс! Запрошенный тобой </text:span><text:span text:style-name="T24">&lt;</text:span><text:span text:style-name="T19">синхрофазотрон</text:span><text:span text:style-name="T24">&gt; </text:span><text:span text:style-name="T19">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51"/>
      <text:p text:style-name="P5">&lt;<text:span text:style-name="T19">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text:soft-page-break/>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5"/>
      <text:p text:style-name="P45"/>
      <text:p text:style-name="P45">&lt;<text:span text:style-name="T20">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45"/>
      <text:p text:style-name="P45">&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0">- В законе не указана конкретный соправитель Диархии!</text:span>&gt;</text:p>
      <text:p text:style-name="P51"/>
      <text:p text:style-name="P14"><text:span text:style-name="T38">&lt;</text:span><text:span text:style-name="T22">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4"/>
      <text:p text:style-name="P51">Но реальная пони здорово отличалась от сериальной (как и все остальные, надо сказать).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9">Селестия проснётся на Терре в облике кибермозга, т.к. в своём мире она на ступень выше пони (а </text:span><text:soft-page-break/><text:span text:style-name="T19">кибермозг на Терре на ступень выше людей)</text:span><text:span text:style-name="T7">&gt;</text:span></text:p>
      <text:p text:style-name="P2"><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3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oft-page-break/><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9">согласовать с тем, что говорил Анакорн о Р/Д</text:span><text:span text:style-name="T7">&gt;</text:span>). </text:p>
      <text:p text:style-name="P2">Об этом Эгрегоре пишется в книге <text:span text:style-name="T7">&lt;</text:span><text:span text:style-name="T19">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19">обоснование сна для Р/Д. РД видит несколько вариантов историй с Mane6 </text:span><text:span text:style-name="T24">—</text:span><text:span text:style-name="T19"> и с собой + Леро </text:span><text:span text:style-name="T24">—</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2"/>
      <text:p text:style-name="P5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5"/>
      <text:p text:style-name="P45"/>
      <text:p text:style-name="P45">&lt;<text:span text:style-name="T19">–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45">&gt;</text:p>
      <text:p text:style-name="P1"/>
      <text:p text:style-name="P4">***</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15"/>
      <text:p text:style-name="P2"><text:span text:style-name="T7">&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text:soft-page-break/></text:p>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text:span text:style-name="T40">&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5" text:outline-level="2">Рейд пони-рэйнджеров</text:h>
      <text:p text:style-name="P2">&lt;Магия изо всех окраин Эквестрии бежит к её центру — в Вечнодикий лес&gt;</text:p>
      <text:p text:style-name="P30"><text:soft-page-break/>(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5"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9">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9">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5"/>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5" text:outline-level="2"><text:soft-page-break/>В библиотеке замка Селестии</text:h>
      <text:p text:style-name="P9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5" text:outline-level="2">Понивилль</text:h>
      <text:p text:style-name="P2"/>
      <text:h text:style-name="P13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0"/>
      <text:h text:style-name="P135" text:outline-level="2">Первый сеанс двойного сна. Рэрити</text:h>
      <text:p text:style-name="P2"/>
      <text:p text:style-name="P2"><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text:soft-page-break/>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5" text:outline-level="2">Сон Макса</text:h>
      <text:p text:style-name="P91"/>
      <text:p text:style-name="P2"><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4">–</text:span><text:span text:style-name="T19"> Готова, </text:span><text:span text:style-name="T24">–</text:span><text:span text:style-name="T19">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5"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3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9">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oft-page-break/><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9">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text:soft-page-break/>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oft-page-break/><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9">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1"/>
      <text:p text:style-name="P91"/>
      <text:p text:style-name="P91"/>
      <text:p text:style-name="P91"/>
      <text:p text:style-name="P2"><text:span text:style-name="T7">&lt;</text:span><text:span text:style-name="T19">Подходя к замку Принцесс, Дэш рассказывает Максу обо сне, который она утаила - с Леро.</text:span><text:span text:style-name="T7">&gt;</text:span> </text:p>
      <text:p text:style-name="P2"><text:span text:style-name="T7">&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2"><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5"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oft-page-break/><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5" text:outline-level="2">Поиск решения</text:h>
      <text:p text:style-name="P91"/>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2"/>
      <text:h text:style-name="P13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text:soft-page-break/>“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19">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2">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5"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oft-page-break/><text:span text:style-name="T7">&lt;\</text:span>Решение:</text:p>
      <text:p text:style-name="P2"><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5"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9">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5" text:outline-level="2">След?</text:h>
      <text:p text:style-name="P91"/>
      <text:p text:style-name="P2"><text:span text:style-name="T7">&lt;</text:span><text:span text:style-name="T19">сначала эпизод - проверка сумки в серверной</text:span><text:span text:style-name="T7">&gt;</text:span></text:p>
      <text:p text:style-name="P2"><text:soft-page-break/><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9">“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9">Расширить сцену в кафе. Ожидание, подьём и… падение ожиданий</text:span><text:span text:style-name="T7">&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5" text:outline-level="2">Озарение</text:h>
      <text:p text:style-name="P2"/>
      <text:p text:style-name="P2"><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5"/>
      <text:p text:style-name="P72">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7">– </text:span>Ну хорошо. Убедила. В конце-концов, можем поступить так. Вы с Флатти вернётесь обратно а я продолжу поиски здесь.</text:p>
      <text:p text:style-name="P75"><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5"><text:span text:style-name="T7">– </text:span>Вы можете связываться со мной раз в месяц по коридору.</text:p>
      <text:p text:style-name="P75"><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7">– </text:span>Конечно оставаться. Кто ещё, кроме нас, может найти её?</text:p>
      <text:p text:style-name="P75"><text:span text:style-name="T7">– </text:span>Я думал, ты не сможешь оставить Энджела и всех остальных надолго.</text:p>
      <text:p text:style-name="P75"><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7">– </text:span>Извини, Флаттершай, забылся.</text:p>
      <text:p text:style-name="P80"><text:span text:style-name="T7">– </text:span>Та ладно, я ж не против, – возразила Эпплджек. – Не парься, Флатти. Было б хуже, если б он <text:s/>назвал меня Эпплджек на людях.</text:p>
      <text:p text:style-name="P80"><text:span text:style-name="T7">– </text:span>Ты так... – запнулась Флаттершай. – Так быстро забыла свою ферму. И...</text:p>
      <text:p text:style-name="P80"><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pan text:style-name="T7">– </text:span>Как ты можешь так говорить? – расплакалась Флаттершай.</text:p>
      <text:p text:style-name="P80"><text:span text:style-name="T7">– </text:span>Эй, девушки, не ссорьтесь! Мы — одна команда! И надеюсь, останемся ею и в дальнейшем. </text:p>
      <text:list xml:id="list7109724853739492268"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7">– </text:span>А если нет? – Эпплджек смотрела мне мне прямо в глаза.</text:p>
      <text:list xml:id="list180040662379763" text:continue-numbering="true" text:style-name="L5">
        <text:list-header>
          <text:p text:style-name="P125">Я молча пожал плечами. Эпплджек уверенно продолжила.</text:p>
        </text:list-header>
      </text:list>
      <text:p text:style-name="P80"><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7">– </text:span>Спасибо, ЭйДжей.</text:p>
      <text:p text:style-name="P80"><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038864865148" text:continue-numbering="true" text:style-name="L5">
        <text:list-header>
          <text:p text:style-name="P125">Флаттершай пробормотала нечто, показавшееся мне знакомым.</text:p>
        </text:list-header>
      </text:list>
      <text:p text:style-name="P80"><text:span text:style-name="T7">– </text:span>Флатти, ты что-то сказала? Я не расслышал.</text:p>
      <text:p text:style-name="P80"><text:span text:style-name="T7">– </text:span>Намерение Изменяет Реальность.</text:p>
      <text:p text:style-name="P80"><text:span text:style-name="T7">– </text:span>Эээ. А где ты слышала эту фразу, если не секрет?</text:p>
      <text:p text:style-name="P80"><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039408509688"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7">– </text:span>Флатти, ЭйДжей, буду через час. Ждите!</text:p>
      <text:p text:style-name="P75"/>
      <text:h text:style-name="P134" text:outline-level="2">Почти.</text:h>
      <text:p text:style-name="P89"/>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7">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text:soft-page-break/></text:p>
      <text:h text:style-name="P134" text:outline-level="2">Дискорд</text:h>
      <text:p text:style-name="P91"/>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наблюдения.</text:p>
      <text:list xml:id="list3614638823403422367"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text:soft-page-break/>Раздался лёгкий «кряк» и дверь подалась.</text:p>
      <text:p text:style-name="P111"><text:span text:style-name="T7">–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11"><text:span text:style-name="T7">– </text:span>Макс, тут окно разбито! И верёвка какая-то висит. – крикнула Флаттершай из кухни.</text:p>
      <text:p text:style-name="P111"><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1"><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1"><text:span text:style-name="T7">– </text:span>Монитор выключен. – <text:s/>раздалось из угла. Кресло с высокой спинкой повернулось, открыв нашим взорам Дискорда. </text:p>
      <text:p text:style-name="P11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1">Он приподнял панамку, дурашливо здороваясь.</text:p>
      <text:p text:style-name="P111"><text:span text:style-name="T7">– </text:span>Оп-па! – пробормотала Эпплджек. – Нежданчик!</text:p>
      <text:p text:style-name="P111"><text:span text:style-name="T7">– </text:span>Ты, я вижу, времени не терял, – моя рука под прикрытием стола медленно тянулась к тяжёлой фарфоровой кружке, стоящей на краю.</text:p>
      <text:p text:style-name="P92"><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2"><text:span text:style-name="T7">– </text:span>А почему ты вообще решил искать нас тут? – спросила Эпплджек. – Приехал бы домой. Мы б тебя чаем напоили.</text:p>
      <text:p text:style-name="P92"><text:span text:style-name="T7">– </text:span>Видишь ли, дорогая Эй-Джей, я с самого начала знал, где находится наша уважаемая принцесса, а времени в обрез, так что...</text:p>
      <text:p text:style-name="P99">В проёме дверей появилась Флаттершай.</text:p>
      <text:p text:style-name="P92"><text:span text:style-name="T7">– </text:span>С кем это вы тут разговариваете?</text:p>
      <text:list xml:id="list3571969651812323310"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2">– Жанна, Флатти, хватайте ноут и на выход! Я с ним разберусь! Не теряйте вре...!</text:p>
      <text:p text:style-name="P92"><text:soft-page-break/>– ТЫ ИДИО...!!!</text:p>
      <text:p text:style-name="P92">Дискорд <text:s/>зорал одновременно со мной, прикрываясь от меня руками, когда раздался оглушительный</text:p>
      <text:p text:style-name="P92">...</text:p>
      <text:p text:style-name="P93">БАХ!!!</text:p>
      <text:p text:style-name="P92">…</text:p>
      <text:p text:style-name="P9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искорда появилось удивлённо-мечтательное выражение и он вырубился.</text:p>
      <text:p text:style-name="P111"/>
      <text:h text:style-name="P135" text:outline-level="2">Селестия</text:h>
      <text:p text:style-name="P111"/>
      <text:p text:style-name="P9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Включенный монитор показал схематическое изображение Селестиии, </text:p>
      <text:p text:style-name="P112">&gt;\<text:span text:style-name="T1">Привет, Селестия. Это Макс. Как себя чувствуешь?</text:span></text:p>
      <text:p text:style-name="P112">&lt;\<text:span text:style-name="T1">Макс? МАКС??? МА-А-А-АКС!!! НАКОНЕЦ-ТО! КАК Я РАДА ТЕБЯ СЛЫШАТЬ! </text:span></text:p>
      <text:p text:style-name="P112">&gt;\<text:span text:style-name="T1">Я рад, что нашёл тебя, Тия.</text:span></text:p>
      <text:p text:style-name="P11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2">&gt;\<text:span text:style-name="T1">Тия, я сейчас подключу микрофон и колонки, и мы сможем общаться более удобно.</text:span></text:p>
      <text:p text:style-name="P111">…</text:p>
      <text:p text:style-name="P111">– Привет опять. Как ты меня слышишь?</text:p>
      <text:p text:style-name="P11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2">– <text:span text:style-name="T1">Могу себе представить. Как-то раз я провёл три часа камере сенсорной депривации. Мне не понравилось.</text:span></text:p>
      <text:p text:style-name="P111">– Эммм... Ваше Высочество, вы в порядке? Мы так рады, что наконец-то нашли Вас! – вклинилась в разговор Эпплджек.</text:p>
      <text:p text:style-name="P111">– Кто тут? Макс, кто ещё с тобой?</text:p>
      <text:p text:style-name="P112"><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2">– <text:span text:style-name="T1">Девочки? Я рада вас слышать. А Твайлайт нет рядом?</text:span></text:p>
      <text:p text:style-name="P11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1">При этих словах Дискорд замычал и задёргался. Эпплджек нахмурилась и проверила верёвки, привязывающие его к спинке стула.</text:p>
      <text:p text:style-name="P11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1">– Ноутбук — так называется место, где я нахожусь сейчас? А кто это мычит?</text:p>
      <text:p text:style-name="P111"><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1">– О, духи предков, но зачем??? Почему у него кляп во рту?</text:p>
      <text:p text:style-name="P111">– Мы связали его. Он нас предал. И тебя. И Эквестрию. Всех.</text:p>
      <text:p text:style-name="P111">При этих словах Эпплджек и Флаттершай непонимающе уставились на меня, а Дискорд протестующе замычал.</text:p>
      <text:p text:style-name="P111">Я начал рассказывать о своих догадках, и непонимающее выражение на лицах девушек сменилось удивлением.</text:p>
      <text:p text:style-name="P11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1">– А зачем тогда ты приложила его книгой? – непонимающе уставился я на неё.</text:p>
      <text:p text:style-name="P111">– Потому что ты напал на него. Я и подумала — тебе виднее. И подсобила.</text:p>
      <text:p text:style-name="P111">Флаттершай отрицающе мотнула головой.</text:p>
      <text:p text:style-name="P111">– Не может Дискорд быть предателем. Он мой друг.</text:p>
      <text:p text:style-name="P111">Дискорд благодарственно замычал и закивал головой.</text:p>
      <text:p text:style-name="P11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1">Дискорд завёл глаза на лоб и обречённо завыл.</text:p>
      <text:p text:style-name="P111">– Макс, постой. Дай мне поговорить с ним. – сказала Селестия. – Не могу поверить, что Дискорд на такое пошёл.</text:p>
      <text:p text:style-name="P111">– Ну хорошо. Поговори. Послушаем, что он скажет.</text:p>
      <text:p text:style-name="P111">Я красноречиво покачал кулак перед его носом и вытащил кляп.</text:p>
      <text:p text:style-name="P111">...</text:p>
      <text:p text:style-name="P100">–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text:soft-page-break/>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20">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35" text:outline-level="2"><text:soft-page-break/>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text:soft-page-break/>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7">–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
      <text:p text:style-name="P75"><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text:soft-page-break/>Я совсем запутался.</text:p>
      <text:p text:style-name="P75"><text:span text:style-name="T1">– </text:span>Какая проблема? Какое решение? Кто ты <text:span text:style-name="T1">вообще</text:span>?</text:p>
      <text:p text:style-name="P75"><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17">–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7">&lt;</text:span>упомянуть в эпизоде на Терре, что МЛП-сериал закрылся год назад<text:span text:style-name="T7">&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0"/>
      <text:p text:style-name="P80"/>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4">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3">– Хорошо. Уболтал. Кьютимарки беру на себя. Так и знал, что мне самое трудное достанется!</text:p>
      <text:p text:style-name="P11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3">Анакорн проследил мой взгляд.</text:p>
      <text:p text:style-name="P113">– Нечего так смотреть. Если я стану применять магию вместо ловкости, теряется весь смысл упражнения... О, глянь-ка на Эквус!</text:p>
      <text:p text:style-name="P11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3"><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3"/>
      <text:p text:style-name="P11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6"/>
      <text:p text:style-name="P11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5"/>
      <text:p text:style-name="P115"/>
      <text:p text:style-name="P113">Я опять задумался. В голове было пусто. Хотя, если подумать с точки зрения программиста, можно... Наверное можно, раз все предыдущее прокатило...</text:p>
      <text:p text:style-name="P114">–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4">– Не понял? Это как? Как ты совместишь разрушенную магическими войнами Эквестрию с романтически-сексуальным раем для попаданцев?</text:p>
      <text:p text:style-name="P114"><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4">Анакорн долго мусолил карандаш, а потом вдруг заржал.</text:p>
      <text:p text:style-name="P114"><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4"><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4">Анакорн примирительно похлопал меня по плечу.</text:p>
      <text:p text:style-name="P114"><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4">Я подозрительно посмотрел на Анакорна.</text:p>
      <text:p text:style-name="P114"><text:soft-page-break/><text:span text:style-name="T7">– </text:span>Какой ещё, нафиг, «мой фанфик»? Я никакого фанфика не писал. И не собираюсь, вообще-то.</text:p>
      <text:p text:style-name="P114">Анакорн ехидно ухмыльнулся и откинулся в кресле, переплетя пальцы за затылком.</text:p>
      <text:p text:style-name="P114"><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3"><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3"><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3"><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3">Анакорн развёл руками.</text:p>
      <text:p text:style-name="P113"><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3">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text:p>
      <text:p text:style-name="P77">Он старался тебя рассмешить и показать себя с лучшей стороны. К сожалению, надлого его не хватило — к твоему прибытию он был на грани...</text:p>
      <text:p text:style-name="P80">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0">– Ты ещё увидишь пару снов на прощание. Удачи!</text:p>
      <text:p text:style-name="P80"><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1">***</text:p>
      <text:p text:style-name="P81"/>
      <text:p text:style-name="P80">&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0"/>
      <text:p text:style-name="P80">–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19">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0">–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 Как вам это нравится, господа?! Дискорд — спаситель Эквестрии! А ведь звучит!!! Разрешите откланяться!..</text:p>
      <text:p text:style-name="P100"/>
      <text:list xml:id="list7698196627162281780" text:style-name="L8">
        <text:list-header>
          <text:p text:style-name="P127">(<text:span text:style-name="T27">Луна — как повелительница снов, слышала разговор Макса с Анакорном</text:span>)</text:p>
          <text:p text:style-name="P128"/>
        </text:list-header>
      </text:list>
      <text:p text:style-name="P101">***</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5">Я опустил руку на шею Дэш и ощутил теплоту и лёгкое покалывание в пустоте.</text:p>
      <text:p text:style-name="P75"><text:span text:style-name="T7">–</text:span> Мне кажется, Дэш, <text:span text:style-name="T1">м</text:span>ы найдём способ связаться. Рано или поздно.</text:p>
      <text:p text:style-name="P75"><text:soft-page-break/><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
      <text:h text:style-name="P135" text:outline-level="2">Земля</text:h>
      <text:p text:style-name="P78">Музыкальная тема из бегущего по лезвию бритвы — <text:span text:style-name="T7">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
      <text:p text:style-name="P75"/>
      <text:p text:style-name="P7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
      <text:p text:style-name="P75"/>
      <text:p text:style-name="P7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0T17:59:54.473000000</dc:date>
    <meta:editing-duration>P77DT5H48M34S</meta:editing-duration>
    <meta:editing-cycles>3927</meta:editing-cycles>
    <meta:generator>LibreOffice/5.1.0.3$Windows_x86 LibreOffice_project/5e3e00a007d9b3b6efb6797a8b8e57b51ab1f737</meta:generator>
    <meta:document-statistic meta:table-count="0" meta:image-count="0" meta:object-count="0" meta:page-count="150" meta:paragraph-count="3089" meta:word-count="69546" meta:character-count="462281" meta:non-whitespace-character-count="392456"/>
  </office:meta>
</office:document-meta>
</file>